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7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68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69" style:family="graphic" style:parent-style-name="objectwithoutfill">
      <style:graphic-properties svg:stroke-color="#ff0000" draw:fill="none" draw:textarea-vertical-align="middle"/>
    </style:style>
    <style:style style:name="gr70" style:family="graphic" style:parent-style-name="objectwithoutfill">
      <style:graphic-properties svg:stroke-color="#ff0000" draw:marker-start="" draw:marker-end="" draw:marker-end-width="0.15cm" draw:fill="none" draw:textarea-vertical-align="middle"/>
    </style:style>
    <style:style style:name="gr71" style:family="graphic" style:parent-style-name="objectwithoutfill">
      <style:graphic-properties svg:stroke-color="#0000ff" draw:marker-end="Rounded_20_large_20_Arrow" draw:marker-end-width="0.15cm" draw:fill="none" draw:textarea-vertical-align="middle"/>
    </style:style>
    <style:style style:name="gr72" style:family="graphic" style:parent-style-name="objectwithoutfill">
      <style:graphic-properties svg:stroke-color="#0000ff" draw:marker-start="Rounded_20_large_20_Arrow" draw:marker-start-width="0.15cm" draw:marker-end="" draw:fill="none" draw:textarea-vertical-align="middle"/>
    </style:style>
    <style:style style:name="gr73" style:family="graphic" style:parent-style-name="objectwithoutfill">
      <style:graphic-properties svg:stroke-color="#0000ff" draw:fill="none" draw:textarea-vertical-align="middle"/>
    </style:style>
    <style:style style:name="gr74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75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76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77" style:family="graphic" style:parent-style-name="objectwithoutfill">
      <style:graphic-properties draw:marker-end="Arrow" draw:marker-end-width="0.15cm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79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80" style:family="graphic" style:parent-style-name="standard">
      <style:graphic-properties draw:fill="none" draw:textarea-horizontal-align="left" draw:textarea-vertical-align="top" draw:auto-grow-height="false"/>
    </style:style>
    <style:style style:name="gr81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8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83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84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85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tyle="italic" style:font-style-asian="italic" style:font-style-complex="italic"/>
    </style:style>
    <style:style style:name="P20" style:family="paragraph"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style:paragraph-properties fo:text-align="center"/>
      <style:text-properties fo:color="#000080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56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7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2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7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5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3cm" svg:height="3.1cm" svg:x="7.7cm" svg:y="15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1.601cm" svg:height="1.599cm" svg:x="13.726cm" svg:y="13.5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2.701cm" svg:height="2.601cm" svg:x="13.4cm" svg:y="19.0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6" draw:text-style-name="P1" draw:layer="layout" svg:x1="10cm" svg:y1="17.9cm" svg:x2="14cm" svg:y2="19.8cm">
          <text:p/>
        </draw:line>
        <draw:line draw:style-name="gr67" draw:text-style-name="P1" draw:layer="layout" svg:x1="10cm" svg:y1="16.4cm" svg:x2="14.1cm" svg:y2="14.8cm">
          <text:p/>
        </draw:line>
        <draw:custom-shape draw:style-name="gr68" draw:text-style-name="P1" draw:layer="layout" svg:width="0.7cm" svg:height="0.7cm" svg:x="9.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" draw:layer="layout" svg:width="0.7cm" svg:height="0.7cm" svg:x="13.9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" draw:layer="layout" svg:width="0.7cm" svg:height="0.7cm" svg:x="9.4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" draw:layer="layout" svg:width="0.7cm" svg:height="0.7cm" svg:x="1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" draw:layer="layout" svg:width="0.7cm" svg:height="0.7cm" svg:x="8.399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701cm" svg:height="2.601cm" svg:x="2.799cm" svg:y="19.0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6" draw:text-style-name="P1" draw:layer="layout" svg:x1="8.499cm" svg:y1="17.999cm" svg:x2="4.8cm" svg:y2="19.8cm">
          <text:p/>
        </draw:line>
        <draw:custom-shape draw:style-name="gr68" draw:text-style-name="P1" draw:layer="layout" svg:width="0.7cm" svg:height="0.7cm" svg:x="4.226cm" svg:y="1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1" draw:layer="layout" svg:x1="9.5cm" svg:y1="16.8cm" svg:x2="9.6cm" svg:y2="17.5cm">
          <text:p/>
        </draw:line>
        <draw:line draw:style-name="gr70" draw:text-style-name="P1" draw:layer="layout" svg:x1="9.6cm" svg:y1="17.5cm" svg:x2="14.1cm" svg:y2="19.7cm">
          <text:p/>
        </draw:line>
        <draw:line draw:style-name="gr71" draw:text-style-name="P1" draw:layer="layout" svg:x1="4.7cm" svg:y1="19.7cm" svg:x2="9.1cm" svg:y2="17.6cm">
          <text:p/>
        </draw:line>
        <draw:line draw:style-name="gr72" draw:text-style-name="P1" draw:layer="layout" svg:x1="13.9cm" svg:y1="19.954cm" svg:x2="9.4cm" svg:y2="17.7cm">
          <text:p/>
        </draw:line>
        <draw:line draw:style-name="gr73" draw:text-style-name="P1" draw:layer="layout" svg:x1="9.1cm" svg:y1="17.6cm" svg:x2="9.4cm" svg:y2="17.7cm">
          <text:p/>
        </draw:line>
        <draw:frame draw:style-name="gr10" draw:layer="layout" svg:width="1.408cm" svg:height="0.725cm" svg:x="8.4cm" svg:y="14.5cm">
          <draw:text-box>
            <text:p>пруд</text:p>
          </draw:text-box>
        </draw:frame>
        <draw:frame draw:style-name="gr10" draw:layer="layout" svg:width="1.7cm" svg:height="0.725cm" svg:x="3.2cm" svg:y="18.1cm">
          <draw:text-box>
            <text:p>рыбак</text:p>
          </draw:text-box>
        </draw:frame>
        <draw:frame draw:style-name="gr10" draw:layer="layout" svg:width="2.106cm" svg:height="0.725cm" svg:x="13.5cm" svg:y="12.7cm">
          <draw:text-box>
            <text:p>дурилка</text:p>
          </draw:text-box>
        </draw:frame>
        <draw:frame draw:style-name="gr10" draw:layer="layout" svg:width="1.717cm" svg:height="0.725cm" svg:x="13.9cm" svg:y="18.1cm">
          <draw:text-box>
            <text:p>рыбка</text:p>
          </draw:text-box>
        </draw:frame>
      </draw:page>
      <draw:page draw:name="page10" draw:style-name="dp1" draw:master-page-name="Default">
        <draw:custom-shape draw:style-name="gr62" draw:text-style-name="P1" draw:layer="layout" svg:width="0.8cm" svg:height="0.8cm" svg:x="3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7" draw:layer="layout" svg:width="0.8cm" svg:height="0.8cm" svg:x="3.3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7" draw:text-style-name="P1" draw:layer="layout" svg:width="0.8cm" svg:height="0.8cm" svg:x="3.3cm" svg:y="1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8" draw:text-style-name="P1" draw:layer="layout" svg:width="0.8cm" svg:height="0.8cm" svg:x="3.3cm" svg:y="1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5" draw:text-style-name="P1" draw:layer="layout" svg:width="0.7cm" svg:height="0.7cm" svg:x="4.6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0.7cm" svg:height="0.7cm" svg:x="4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1" draw:layer="layout" svg:width="0.7cm" svg:height="0.7cm" svg:x="4.6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5" draw:text-style-name="P1" draw:layer="layout" svg:x1="4.8cm" svg:y1="12.3cm" svg:x2="4.1cm" svg:y2="12.9cm">
          <text:p text:style-name="P1">0,7</text:p>
        </draw:line>
        <draw:line draw:style-name="gr76" draw:text-style-name="P1" draw:layer="layout" svg:x1="4.8cm" svg:y1="14.1cm" svg:x2="4.1cm" svg:y2="14.7cm">
          <text:p text:style-name="P1">0,9</text:p>
        </draw:line>
        <draw:line draw:style-name="gr76" draw:text-style-name="P1" draw:layer="layout" svg:x1="4.8cm" svg:y1="15.9cm" svg:x2="4.1cm" svg:y2="16.5cm">
          <text:p text:style-name="P1">-0,3</text:p>
        </draw:line>
        <draw:line draw:style-name="gr77" draw:text-style-name="P1" draw:layer="layout" svg:x1="4.1cm" svg:y1="11.5cm" svg:x2="4.8cm" svg:y2="12cm">
          <text:p/>
        </draw:line>
        <draw:line draw:style-name="gr77" draw:text-style-name="P1" draw:layer="layout" svg:x1="4cm" svg:y1="13.3cm" svg:x2="4.7cm" svg:y2="13.8cm">
          <text:p/>
        </draw:line>
        <draw:line draw:style-name="gr77" draw:text-style-name="P1" draw:layer="layout" svg:x1="4cm" svg:y1="15.1cm" svg:x2="4.7cm" svg:y2="15.6cm">
          <text:p/>
        </draw:line>
        <draw:frame draw:style-name="gr10" draw:layer="layout" svg:width="2.826cm" svg:height="0.725cm" svg:x="5.974cm" svg:y="11.675cm">
          <draw:text-box>
            <text:p>1-й уровень</text:p>
          </draw:text-box>
        </draw:frame>
        <draw:frame draw:style-name="gr10" draw:layer="layout" svg:width="2.826cm" svg:height="0.725cm" svg:x="5.974cm" svg:y="13.476cm">
          <draw:text-box>
            <text:p>2-й уровень</text:p>
          </draw:text-box>
        </draw:frame>
        <draw:frame draw:style-name="gr10" draw:layer="layout" svg:width="2.826cm" svg:height="0.725cm" svg:x="5.9cm" svg:y="15.375cm">
          <draw:text-box>
            <text:p>3-й уровень</text:p>
          </draw:text-box>
        </draw:frame>
        <draw:frame draw:style-name="gr78" draw:layer="layout" svg:width="0.786cm" svg:height="0.725cm" svg:x="2.8cm" svg:y="10.5cm">
          <draw:text-box>
            <text:p>А</text:p>
          </draw:text-box>
        </draw:frame>
        <draw:frame draw:style-name="gr78" draw:layer="layout" svg:width="0.786cm" svg:height="0.725cm" svg:x="2.714cm" svg:y="12.2cm">
          <draw:text-box>
            <text:p>B</text:p>
          </draw:text-box>
        </draw:frame>
        <draw:frame draw:style-name="gr78" draw:layer="layout" svg:width="0.786cm" svg:height="0.725cm" svg:x="2.625cm" svg:y="14.1cm">
          <draw:text-box>
            <text:p>C</text:p>
          </draw:text-box>
        </draw:frame>
        <draw:frame draw:style-name="gr78" draw:layer="layout" svg:width="0.786cm" svg:height="0.725cm" svg:x="2.589cm" svg:y="15.9cm">
          <draw:text-box>
            <text:p>D</text:p>
          </draw:text-box>
        </draw:frame>
        <draw:frame draw:style-name="gr10" draw:layer="layout" svg:width="2.263cm" svg:height="0.725cm" svg:x="10.8cm" svg:y="11.4cm">
          <draw:text-box>
            <text:p>Tab = 0,7</text:p>
          </draw:text-box>
        </draw:frame>
        <draw:frame draw:style-name="gr10" draw:layer="layout" svg:width="5.904cm" svg:height="0.725cm" svg:x="10.8cm" svg:y="12.4cm">
          <draw:text-box>
            <text:p>Tac = 0,8+0,5*0,7*0,9=1,115</text:p>
          </draw:text-box>
        </draw:frame>
        <draw:frame draw:style-name="gr10" draw:layer="layout" svg:width="7.424cm" svg:height="0.725cm" svg:x="10.8cm" svg:y="13.401cm">
          <draw:text-box>
            <text:p>Tad = 0,7+0,5*0,9+0,25*(-0,3)=1,075</text:p>
          </draw:text-box>
        </draw:frame>
        <draw:frame draw:style-name="gr10" draw:layer="layout" svg:width="3.63cm" svg:height="0.725cm" svg:x="7.4cm" svg:y="8.3cm">
          <draw:text-box>
            <text:p>Расчёт доверия</text:p>
          </draw:text-box>
        </draw:frame>
        <draw:frame draw:style-name="gr10" draw:layer="layout" svg:width="2.263cm" svg:height="0.725cm" svg:x="10.8cm" svg:y="14.4cm">
          <draw:text-box>
            <text:p>Tab = 0,7</text:p>
          </draw:text-box>
        </draw:frame>
        <draw:frame draw:style-name="gr10" draw:layer="layout" svg:width="4.909cm" svg:height="0.725cm" svg:x="10.8cm" svg:y="15.4cm">
          <draw:text-box>
            <text:p>Tac = 0,7+0,5*0,9=1,15</text:p>
          </draw:text-box>
        </draw:frame>
        <draw:frame draw:style-name="gr10" draw:layer="layout" svg:width="7.424cm" svg:height="0.725cm" svg:x="10.8cm" svg:y="16.401cm">
          <draw:text-box>
            <text:p>Tad = 0,7+0,5*0,9+0,25*(-0,3)=1,075</text:p>
          </draw:text-box>
        </draw:frame>
        <draw:custom-shape draw:style-name="gr65" draw:text-style-name="P1" draw:layer="layout" svg:width="0.7cm" svg:height="0.7cm" svg:x="1.7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7" draw:text-style-name="P1" draw:layer="layout" svg:x1="3.3cm" svg:y1="11.4cm" svg:x2="2.2cm" svg:y2="12cm">
          <text:p/>
        </draw:line>
        <draw:line draw:style-name="gr79" draw:text-style-name="P1" draw:layer="layout" svg:x1="2.2cm" svg:y1="12.3cm" svg:x2="3.5cm" svg:y2="14.5cm">
          <text:p text:style-name="P1">0,8</text:p>
        </draw:line>
        <draw:custom-shape draw:style-name="gr62" draw:text-style-name="P1" draw:layer="layout" svg:width="0.7cm" svg:height="0.7cm" svg:x="1.7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7" draw:text-style-name="P1" draw:layer="layout" svg:x1="3.4cm" svg:y1="13.2cm" svg:x2="2.3cm" svg:y2="14cm">
          <text:p/>
        </draw:line>
        <draw:line draw:style-name="gr79" draw:text-style-name="P1" draw:layer="layout" svg:x1="2.2cm" svg:y1="14.3cm" svg:x2="3.5cm" svg:y2="16.3cm">
          <text:p text:style-name="P1">0,4</text:p>
        </draw:line>
      </draw:page>
      <draw:page draw:name="page11" draw:style-name="dp1" draw:master-page-name="Default">
        <draw:custom-shape draw:style-name="gr27" draw:text-style-name="P1" draw:layer="layout" svg:width="2.4cm" svg:height="0.9cm" svg:x="2.1cm" svg:y="2.6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2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9cm" svg:x="7.9cm" svg:y="2.6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4.2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5.7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4cm" svg:height="0.9cm" svg:x="14.402cm" svg:y="5.8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4cm" svg:height="0.9cm" svg:x="1.901cm" svg:y="15.2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3.3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5.2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7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3.4cm" svg:height="0.9cm" svg:x="10.701cm" svg:y="15.2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4cm" svg:height="0.9cm" svg:x="1.9cm" svg:y="19.2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19.2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1.0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3.4cm" svg:height="0.9cm" svg:x="10.7cm" svg:y="19.2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8.2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8.2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9cm" svg:x="7.9cm" svg:y="8.2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0.0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4cm" svg:height="0.9cm" svg:x="14.402cm" svg:y="10.1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80" draw:text-style-name="P18" draw:layer="layout" svg:width="18.2cm" svg:height="11.7cm" svg:x="1.5cm" svg:y="13.5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80" draw:text-style-name="P18" draw:layer="layout" svg:width="16.9cm" svg:height="10.5cm" svg:x="1.5cm" svg:y="1.2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3.3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3.5cm" svg:x2="8.9cm" svg:y2="6.3cm">
          <text:p/>
        </draw:line>
        <draw:line draw:style-name="gr4" draw:text-style-name="P1" draw:layer="layout" svg:x1="8.9cm" svg:y1="6.3cm" svg:x2="9.7cm" svg:y2="6.3cm">
          <text:p/>
        </draw:line>
        <draw:line draw:style-name="gr4" draw:text-style-name="P1" draw:layer="layout" svg:x1="8.9cm" svg:y1="4.6cm" svg:x2="9.7cm" svg:y2="4.6cm">
          <text:p/>
        </draw:line>
        <draw:line draw:style-name="gr4" draw:text-style-name="P1" draw:layer="layout" svg:x1="8.8cm" svg:y1="9.1cm" svg:x2="8.8cm" svg:y2="10.5cm">
          <text:p/>
        </draw:line>
        <draw:line draw:style-name="gr4" draw:text-style-name="P1" draw:layer="layout" svg:x1="9.7cm" svg:y1="10.5cm" svg:x2="8.8cm" svg:y2="10.5cm">
          <text:p/>
        </draw:line>
        <draw:line draw:style-name="gr4" draw:text-style-name="P1" draw:layer="layout" svg:x1="11.4cm" svg:y1="16.1cm" svg:x2="11.4cm" svg:y2="17.5cm">
          <text:p/>
        </draw:line>
        <draw:line draw:style-name="gr4" draw:text-style-name="P1" draw:layer="layout" svg:x1="12.2cm" svg:y1="17.5cm" svg:x2="11.4cm" svg:y2="17.5cm">
          <text:p/>
        </draw:line>
        <draw:line draw:style-name="gr4" draw:text-style-name="P1" draw:layer="layout" svg:x1="11.4cm" svg:y1="20.2cm" svg:x2="11.4cm" svg:y2="21.5cm">
          <text:p/>
        </draw:line>
        <draw:line draw:style-name="gr4" draw:text-style-name="P1" draw:layer="layout" svg:x1="11.4cm" svg:y1="21.5cm" svg:x2="12.2cm" svg:y2="21.5cm">
          <text:p/>
        </draw:line>
        <draw:line draw:style-name="gr4" draw:text-style-name="P1" draw:layer="layout" svg:x1="15.1cm" svg:y1="23.8cm" svg:x2="15.8cm" svg:y2="23.8cm">
          <text:p/>
        </draw:line>
        <draw:custom-shape draw:style-name="gr30" draw:text-style-name="P1" draw:layer="layout" svg:width="2.899cm" svg:height="0.9cm" svg:x="8.6cm" svg:y="23.2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3.799cm" svg:x2="12.199cm" svg:y2="23.799cm">
          <text:p/>
        </draw:line>
        <draw:custom-shape draw:style-name="gr30" draw:text-style-name="P1" draw:layer="layout" svg:width="2.899cm" svg:height="0.9cm" svg:x="4.999cm" svg:y="23.2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3.198cm" svg:x2="4.998cm" svg:y2="23.598cm">
          <text:p/>
        </draw:line>
        <draw:line draw:style-name="gr4" draw:text-style-name="P1" draw:layer="layout" svg:x1="3.398cm" svg:y1="23.698cm" svg:x2="4.998cm" svg:y2="23.898cm">
          <text:p/>
        </draw:line>
        <draw:line draw:style-name="gr4" draw:text-style-name="P1" draw:layer="layout" svg:x1="7.898cm" svg:y1="23.798cm" svg:x2="8.598cm" svg:y2="23.798cm">
          <text:p/>
        </draw:line>
        <draw:line draw:style-name="gr4" draw:text-style-name="P1" draw:layer="layout" svg:x1="4.5cm" svg:y1="3cm" svg:x2="5.3cm" svg:y2="3cm">
          <text:p/>
        </draw:line>
        <draw:line draw:style-name="gr4" draw:text-style-name="P1" draw:layer="layout" svg:x1="7.1cm" svg:y1="3cm" svg:x2="7.9cm" svg:y2="3cm">
          <text:p/>
        </draw:line>
        <draw:line draw:style-name="gr4" draw:text-style-name="P1" draw:layer="layout" svg:x1="13.7cm" svg:y1="6.3cm" svg:x2="14.4cm" svg:y2="6.3cm">
          <text:p/>
        </draw:line>
        <draw:line draw:style-name="gr4" draw:text-style-name="P1" draw:layer="layout" svg:x1="4.5cm" svg:y1="8.7cm" svg:x2="5.3cm" svg:y2="8.7cm">
          <text:p/>
        </draw:line>
        <draw:line draw:style-name="gr4" draw:text-style-name="P1" draw:layer="layout" svg:x1="7.1cm" svg:y1="8.7cm" svg:x2="7.9cm" svg:y2="8.7cm">
          <text:p/>
        </draw:line>
        <draw:line draw:style-name="gr4" draw:text-style-name="P1" draw:layer="layout" svg:x1="13.7cm" svg:y1="10.5cm" svg:x2="14.4cm" svg:y2="10.5cm">
          <text:p/>
        </draw:line>
        <draw:line draw:style-name="gr4" draw:text-style-name="P1" draw:layer="layout" svg:x1="5.3cm" svg:y1="15.7cm" svg:x2="6cm" svg:y2="15.7cm">
          <text:p/>
        </draw:line>
        <draw:line draw:style-name="gr4" draw:text-style-name="P1" draw:layer="layout" svg:x1="10cm" svg:y1="15.7cm" svg:x2="10.7cm" svg:y2="15.7cm">
          <text:p/>
        </draw:line>
        <draw:line draw:style-name="gr4" draw:text-style-name="P1" draw:layer="layout" svg:x1="5.3cm" svg:y1="19.8cm" svg:x2="6cm" svg:y2="19.8cm">
          <text:p/>
        </draw:line>
        <draw:line draw:style-name="gr4" draw:text-style-name="P1" draw:layer="layout" svg:x1="10cm" svg:y1="19.8cm" svg:x2="10.7cm" svg:y2="19.8cm">
          <text:p/>
        </draw:line>
      </draw:page>
      <draw:page draw:name="page12" draw:style-name="dp1" draw:master-page-name="Default">
        <draw:custom-shape draw:style-name="gr27" draw:text-style-name="P1" draw:layer="layout" svg:width="4cm" svg:height="0.9cm" svg:x="12.4cm" svg:y="7.4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6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4.325cm" svg:height="0.763cm" svg:x="3.6cm" svg:y="3cm">
          <draw:text-box>
            <text:p><text:span text:style-name="T17">Стадии охотника</text:span></text:p>
          </draw:text-box>
        </draw:frame>
        <draw:frame draw:style-name="gr10" draw:text-style-name="P20" draw:layer="layout" svg:width="4.757cm" svg:height="0.763cm" svg:x="12.199cm" svg:y="3cm">
          <draw:text-box>
            <text:p><text:span text:style-name="T17">Стадии слушателя</text:span></text:p>
          </draw:text-box>
        </draw:frame>
        <draw:custom-shape draw:style-name="gr27" draw:text-style-name="P1" draw:layer="layout" svg:width="4cm" svg:height="0.9cm" svg:x="12.399cm" svg:y="8.5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7.1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4cm" svg:height="0.9cm" svg:x="12.399cm" svg:y="9.799cm">
          <text:p text:style-name="P1"><text:span text:style-name="T1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16.9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14cm" svg:height="0.725cm" svg:x="8.6cm" svg:y="7.6cm">
          <draw:text-box>
            <text:p>подключение</text:p>
          </draw:text-box>
        </draw:frame>
        <draw:line draw:style-name="gr13" draw:text-style-name="P1" draw:layer="layout" svg:x1="8.5cm" svg:y1="8.4cm" svg:x2="11.9cm" svg:y2="8.4cm">
          <text:p/>
        </draw:line>
        <draw:frame draw:style-name="gr82" draw:text-style-name="P1" draw:layer="layout" svg:width="3.101cm" svg:height="0.725cm" svg:x="8.599cm" svg:y="8.7cm">
          <draw:text-box>
            <text:p text:style-name="P1">Hello</text:p>
          </draw:text-box>
        </draw:frame>
        <draw:line draw:style-name="gr13" draw:text-style-name="P1" draw:layer="layout" svg:x1="8.499cm" svg:y1="9.5cm" svg:x2="11.899cm" svg:y2="9.5cm">
          <text:p/>
        </draw:line>
        <draw:frame draw:style-name="gr83" draw:text-style-name="P21" draw:layer="layout" svg:width="3.101cm" svg:height="0.725cm" svg:x="8.598cm" svg:y="9.9cm">
          <draw:text-box>
            <text:p text:style-name="P1"><text:span text:style-name="T18">Puzzle</text:span></text:p>
          </draw:text-box>
        </draw:frame>
        <draw:line draw:style-name="gr84" draw:text-style-name="P1" draw:layer="layout" svg:x1="8.498cm" svg:y1="10.7cm" svg:x2="11.898cm" svg:y2="10.7cm">
          <text:p/>
        </draw:line>
        <draw:frame draw:style-name="gr83" draw:text-style-name="P21" draw:layer="layout" svg:width="3.101cm" svg:height="0.725cm" svg:x="8.598cm" svg:y="11.2cm">
          <draw:text-box>
            <text:p text:style-name="P1"><text:span text:style-name="T18">Answer(Sol)</text:span></text:p>
          </draw:text-box>
        </draw:frame>
        <draw:line draw:style-name="gr85" draw:text-style-name="P1" draw:layer="layout" svg:x1="8.498cm" svg:y1="12cm" svg:x2="11.898cm" svg:y2="12cm">
          <text:p/>
        </draw:line>
        <draw:custom-shape draw:style-name="gr27" draw:text-style-name="P1" draw:layer="layout" svg:width="4cm" svg:height="0.9cm" svg:x="12.4cm" svg:y="12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5.9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7.9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1" draw:layer="layout" svg:width="3.101cm" svg:height="0.725cm" svg:x="8.598cm" svg:y="12.2cm">
          <draw:text-box>
            <text:p text:style-name="P1">Phrase(nil)</text:p>
          </draw:text-box>
        </draw:frame>
        <draw:line draw:style-name="gr14" draw:text-style-name="P1" draw:layer="layout" svg:x1="8.498cm" svg:y1="13cm" svg:x2="11.898cm" svg:y2="13cm">
          <text:p/>
        </draw:line>
        <draw:frame draw:style-name="gr82" draw:text-style-name="P1" draw:layer="layout" svg:width="3.101cm" svg:height="0.725cm" svg:x="8.597cm" svg:y="13.2cm">
          <draw:text-box>
            <text:p text:style-name="P1">Sign</text:p>
          </draw:text-box>
        </draw:frame>
        <draw:line draw:style-name="gr13" draw:text-style-name="P1" draw:layer="layout" svg:x1="8.497cm" svg:y1="14cm" svg:x2="11.897cm" svg:y2="14cm">
          <text:p/>
        </draw:line>
        <draw:frame draw:style-name="gr82" draw:text-style-name="P1" draw:layer="layout" svg:width="3.101cm" svg:height="0.725cm" svg:x="8.598cm" svg:y="16.1cm">
          <draw:text-box>
            <text:p text:style-name="P1">Hello</text:p>
          </draw:text-box>
        </draw:frame>
        <draw:line draw:style-name="gr14" draw:text-style-name="P1" draw:layer="layout" svg:x1="8.498cm" svg:y1="16.9cm" svg:x2="11.898cm" svg:y2="16.9cm">
          <text:p/>
        </draw:line>
        <draw:frame draw:style-name="gr82" draw:text-style-name="P1" draw:layer="layout" svg:width="3.101cm" svg:height="0.725cm" svg:x="8.596cm" svg:y="17.1cm">
          <draw:text-box>
            <text:p text:style-name="P1">Phrase</text:p>
          </draw:text-box>
        </draw:frame>
        <draw:line draw:style-name="gr13" draw:text-style-name="P1" draw:layer="layout" svg:x1="8.496cm" svg:y1="17.9cm" svg:x2="11.896cm" svg:y2="17.9cm">
          <text:p/>
        </draw:line>
        <draw:frame draw:style-name="gr82" draw:text-style-name="P1" draw:layer="layout" svg:width="3.101cm" svg:height="0.725cm" svg:x="8.598cm" svg:y="18.1cm">
          <draw:text-box>
            <text:p text:style-name="P1">Sign</text:p>
          </draw:text-box>
        </draw:frame>
        <draw:line draw:style-name="gr14" draw:text-style-name="P1" draw:layer="layout" svg:x1="8.498cm" svg:y1="18.9cm" svg:x2="11.898cm" svg:y2="18.9cm">
          <text:p/>
        </draw:line>
        <draw:custom-shape draw:style-name="gr81" draw:text-style-name="P21" draw:layer="layout" svg:width="4cm" svg:height="0.9cm" svg:x="12.399cm" svg:y="13.999cm">
          <text:p text:style-name="P1"><text:span text:style-name="T18">ST_Captcha</text:span></text:p>
          <draw:enhanced-geometry svg:viewBox="0 0 21600 21600" draw:type="rectangle" draw:enhanced-path="M 0 0 L 21600 0 21600 21600 0 21600 0 0 Z N"/>
        </draw:custom-shape>
        <draw:frame draw:style-name="gr82" draw:text-style-name="P21" draw:layer="layout" svg:width="3.101cm" svg:height="0.725cm" svg:x="8.598cm" svg:y="14.1cm">
          <draw:text-box>
            <text:p text:style-name="P1"><text:span text:style-name="T18">Captcha</text:span></text:p>
          </draw:text-box>
        </draw:frame>
        <draw:line draw:style-name="gr84" draw:text-style-name="P1" draw:layer="layout" svg:x1="8.498cm" svg:y1="14.9cm" svg:x2="11.898cm" svg:y2="14.9cm">
          <text:p/>
        </draw:line>
        <draw:frame draw:style-name="gr83" draw:text-style-name="P21" draw:layer="layout" svg:width="3.101cm" svg:height="0.725cm" svg:x="8.597cm" svg:y="15.1cm">
          <draw:text-box>
            <text:p text:style-name="P1"><text:span text:style-name="T18">Answer(Cap)</text:span></text:p>
          </draw:text-box>
        </draw:frame>
        <draw:line draw:style-name="gr85" draw:text-style-name="P1" draw:layer="layout" svg:x1="8.497cm" svg:y1="15.9cm" svg:x2="11.897cm" svg:y2="15.9cm">
          <text:p/>
        </draw:line>
        <draw:custom-shape draw:style-name="gr17" draw:text-style-name="P1" draw:layer="layout" svg:width="3.801cm" svg:height="0.9cm" svg:x="3.797cm" svg:y="18.8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2.005cm" svg:height="0.763cm" svg:x="9.099cm" svg:y="3.8cm">
          <draw:text-box>
            <text:p><text:span text:style-name="T17">Обмен</text:span></text:p>
          </draw:text-box>
        </draw:frame>
        <draw:frame draw:style-name="gr10" draw:layer="layout" svg:width="6.412cm" svg:height="0.725cm" svg:x="7.1cm" svg:y="20.7cm">
          <draw:text-box>
            <text:p>Асинхронный обмен данными</text:p>
          </draw:text-box>
        </draw:frame>
        <draw:line draw:style-name="gr14" draw:text-style-name="P1" draw:layer="layout" svg:x1="8.498cm" svg:y1="20.5cm" svg:x2="11.898cm" svg:y2="20.5cm">
          <text:p/>
        </draw:line>
        <draw:line draw:style-name="gr13" draw:text-style-name="P1" draw:layer="layout" svg:x1="8.495cm" svg:y1="21.6cm" svg:x2="11.895cm" svg:y2="2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14" draw:display-name="Arrowhead 14" svg:viewBox="0 0 1131 2256" svg:d="m1127 2120-449-2006-9-42-25-39-38-25-38-8-43 8-38 25-25 39-9 42-449 2006v13l-4 9 9 42 25 38 38 25 42 9h903l42-9 38-25 26-38 8-42v-9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6-28T22:45:44</dc:date>
    <meta:editing-duration>P1DT21H43M59S</meta:editing-duration>
    <meta:editing-cycles>219</meta:editing-cycles>
    <dc:creator>Michael</dc:creator>
    <meta:document-statistic meta:object-count="488"/>
  </office:meta>
</office:document-meta>
</file>